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0f0f0" draw:textarea-horizontal-align="justify" draw:textarea-vertical-align="top" draw:auto-grow-height="false" fo:min-height="0cm"/>
    </style:style>
    <style:style style:name="gr2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/>
    </style:style>
    <style:style style:name="gr3" style:family="graphic" style:parent-style-name="standard">
      <style:graphic-properties draw:stroke="solid" draw:fill="solid" draw:fill-color="#e6e6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756cm"/>
    </style:style>
    <style:style style:name="gr5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6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756cm"/>
    </style:style>
    <style:style style:name="gr7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16cm" fo:min-width="0.61cm"/>
    </style:style>
    <style:style style:name="gr8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57cm"/>
    </style:style>
    <style:style style:name="gr9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139cm" fo:min-width="0.621cm"/>
    </style:style>
    <style:style style:name="gr10" style:family="graphic" style:parent-style-name="standard">
      <style:graphic-properties draw:stroke="dash" draw:stroke-dash="Ultrafine_20_Dashed" draw:marker-end="Arrowheads_20_2" draw:marker-end-width="0.152cm" draw:textarea-horizontal-align="center" draw:textarea-vertical-align="middle"/>
    </style:style>
    <style:style style:name="gr11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13" style:family="graphic" style:parent-style-name="standard">
      <style:graphic-properties draw:stroke="solid" draw:stroke-dash="Ultrafine_20_Dashed" draw:marker-end="Arrowheads_20_2" draw:marker-end-width="0.152cm" draw:textarea-horizontal-align="center" draw:textarea-vertical-align="middle"/>
    </style:style>
    <style:style style:name="gr14" style:family="graphic" style:parent-style-name="standard">
      <style:graphic-properties draw:stroke="solid" draw:marker-end="Arrowheads_20_2" draw:marker-end-width="0.152cm" draw:textarea-horizontal-align="center" draw:textarea-vertical-align="middle"/>
    </style:style>
    <style:style style:name="gr15" style:family="graphic" style:parent-style-name="standard">
      <style:graphic-properties draw:stroke="solid" draw:fill="solid" draw:fill-color="#999999" draw:textarea-vertical-align="middle" draw:auto-grow-height="false" fo:min-height="0.749cm" fo:min-width="0.499cm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Courier New'" style:font-pitch="fixed"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7" style:family="paragraph">
      <style:text-properties style:text-position="0% 100%" fo:font-family="'Courier New'" style:font-pitch="fixed" fo:font-size="10pt"/>
    </style:style>
    <style:style style:name="P8" style:family="paragraph">
      <style:text-properties fo:font-family="'Courier New'" style:font-pitch="fixed" fo:font-size="10pt"/>
    </style:style>
    <style:style style:name="T1" style:family="text">
      <style:text-properties fo:font-family="'Courier New'" style:font-pitch="fixed" fo:font-size="7pt"/>
    </style:style>
    <style:style style:name="T2" style:family="text">
      <style:text-properties style:text-position="sub 58%" fo:font-family="'Courier New'" style:font-pitch="fixed" fo:font-size="10pt"/>
    </style:style>
    <style:style style:name="T3" style:family="text">
      <style:text-properties fo:font-family="'Courier New'" style:font-family-generic="modern" style:font-pitch="fixed" fo:font-size="10pt"/>
    </style:style>
    <style:style style:name="T4" style:family="text">
      <style:text-properties style:text-position="super 58%" fo:font-family="'Courier New'" style:font-family-generic="modern" style:font-pitch="fixed" fo:font-size="10pt"/>
    </style:style>
    <style:style style:name="T5" style:family="text">
      <style:text-properties fo:font-family="'Courier New'" style:font-style-name="Regular" style:font-pitch="fixed" fo:font-size="10pt"/>
    </style:style>
    <style:style style:name="T6" style:family="text">
      <style:text-properties style:text-position="sub 58%" fo:font-family="'Courier New'" style:font-style-name="Regular" style:font-pitch="fixed" fo:font-size="10pt"/>
    </style:style>
    <style:style style:name="T7" style:family="text">
      <style:text-properties style:text-position="0% 100%"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46cm" svg:height="6.36cm" svg:x="1.337cm" svg:y="2.176cm">
          <text:p text:style-name="P1"><text:span text:style-name="T1">chunk</text:span><text:span text:style-name="T2">t-1</text:span></text:p>
          <draw:enhanced-geometry svg:viewBox="0 0 21600 21600" draw:path-stretchpoint-x="10800" draw:path-stretchpoint-y="10800" draw:text-areas="?f3 ?f4 ?f5 ?f6" draw:type="round-rectangle" draw:modifiers="3542.608695652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202cm" svg:height="6.36cm" svg:x="7.23cm" svg:y="2.176cm">
          <text:p text:style-name="P1"><text:span text:style-name="T1">chunk</text:span><text:span text:style-name="T2">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28.265524625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2.164cm" svg:y="4.366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9.68cm" svg:y="4.369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817cm" svg:height="1.679cm" svg:x="11.248cm" svg:y="0.243cm">
          <text:p text:style-name="P1"><text:span text:style-name="T3">Output stack</text:span></text:p>
          <text:p text:style-name="P1"><text:span text:style-name="T3">c</text:span><text:span text:style-name="T2">t</text:span></text:p>
          <draw:enhanced-geometry svg:viewBox="0 0 21600 21600" draw:text-areas="800 800 20800 20800" draw:type="round-rectangular-callout" draw:modifiers="-12201.9801980198 5308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0.887cm" svg:height="3.303cm" svg:x="3.667cm" svg:y="4.368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887cm" svg:height="3.303cm" svg:x="8.166cm" svg:y="4.367cm">
          <text:p text:style-name="P5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681cm" svg:height="1.498cm" svg:x="0.255cm" svg:y="8.724cm">
          <text:p text:style-name="P1"><text:span text:style-name="T3">Interim stack c</text:span><text:span text:style-name="T4">i</text:span><text:span text:style-name="T2">t-1</text:span></text:p>
          <draw:enhanced-geometry svg:viewBox="0 0 21600 21600" draw:mirror-horizontal="false" draw:mirror-vertical="false" draw:text-areas="800 800 20800 20800" draw:type="round-rectangular-callout" draw:modifiers="28804.2806183115 -15230.9539693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1.681cm" svg:height="1.498cm" svg:x="6.357cm" svg:y="8.724cm">
          <text:p text:style-name="P1"><text:span text:style-name="T3">Interim stack c</text:span><text:span text:style-name="T4">i</text:span><text:span text:style-name="T2">t</text:span></text:p>
          <draw:enhanced-geometry svg:viewBox="0 0 21600 21600" draw:text-areas="800 800 20800 20800" draw:type="round-rectangular-callout" draw:modifiers="28804.2806183115 -15230.9539693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0.756cm" svg:height="0.399cm" svg:x="0.004cm" svg:y="7.866cm">
          <draw:text-box>
            <text:p text:style-name="P5"><text:span text:style-name="T5"><text:s/></text:span><text:span text:style-name="T5">w </text:span></text:p>
          </draw:text-box>
        </draw:frame>
        <draw:frame draw:style-name="gr5" draw:text-style-name="P6" draw:layer="layout" svg:width="0.761cm" svg:height="0.502cm" svg:x="0.004cm" svg:y="7.076cm">
          <draw:text-box>
            <text:p text:style-name="P5"><text:span text:style-name="T5"><text:s/></text:span><text:span text:style-name="T5">c</text:span><text:span text:style-name="T6">1</text:span><text:span text:style-name="T5"> </text:span></text:p>
          </draw:text-box>
        </draw:frame>
        <draw:frame draw:style-name="gr6" draw:text-style-name="P6" draw:layer="layout" svg:width="1.061cm" svg:height="0.399cm" svg:x="0.004cm" svg:y="3.982cm">
          <draw:text-box>
            <text:p text:style-name="P5"><text:span text:style-name="T5"><text:s/></text:span><text:span text:style-name="T5">pop </text:span></text:p>
          </draw:text-box>
        </draw:frame>
        <draw:frame draw:style-name="gr7" draw:text-style-name="P6" draw:layer="layout" svg:width="0.761cm" svg:height="0.502cm" svg:x="0.004cm" svg:y="6.135cm">
          <draw:text-box>
            <text:p text:style-name="P5"><text:span text:style-name="T5"><text:s/></text:span><text:span text:style-name="T5">c</text:span><text:span text:style-name="T6">2</text:span><text:span text:style-name="T5"> </text:span></text:p>
          </draw:text-box>
        </draw:frame>
        <draw:frame draw:style-name="gr8" draw:text-style-name="P6" draw:layer="layout" svg:width="0.761cm" svg:height="0.502cm" svg:x="0.004cm" svg:y="5.22cm">
          <draw:text-box>
            <text:p text:style-name="P5"><text:span text:style-name="T5"><text:s/></text:span><text:span text:style-name="T5">c</text:span><text:span text:style-name="T6">3</text:span><text:span text:style-name="T5"> </text:span></text:p>
          </draw:text-box>
        </draw:frame>
        <draw:frame draw:style-name="gr9" draw:text-style-name="P6" draw:layer="layout" svg:width="0.761cm" svg:height="0.502cm" svg:x="0.004cm" svg:y="4.604cm">
          <draw:text-box>
            <text:p text:style-name="P5"><text:span text:style-name="T5"><text:s/></text:span><text:span text:style-name="T5">c</text:span><text:span text:style-name="T6">4</text:span><text:span text:style-name="T5"> </text:span></text:p>
          </draw:text-box>
        </draw:frame>
        <draw:connector draw:style-name="gr10" draw:text-style-name="P3" draw:layer="layout" draw:type="line" svg:x1="1.988cm" svg:y1="4.315cm" svg:x2="2.492cm" svg:y2="6.189cm" draw:start-shape="id1" draw:start-glue-point="9" draw:end-shape="id2" draw:end-glue-point="5">
          <text:p text:style-name="P5"/>
        </draw:connector>
        <draw:connector draw:style-name="gr10" draw:text-style-name="P3" draw:layer="layout" draw:type="line" svg:x1="1.988cm" svg:y1="4.315cm" svg:x2="2.492cm" svg:y2="5.274cm" draw:start-shape="id1" draw:start-glue-point="9" draw:end-shape="id3" draw:end-glue-point="5">
          <text:p text:style-name="P5"/>
        </draw:connector>
        <draw:frame draw:style-name="gr11" draw:text-style-name="P7" draw:layer="layout" svg:width="0.337cm" svg:height="0.502cm" svg:x="9.93cm" svg:y="8.796cm">
          <draw:text-box>
            <text:p text:style-name="P5"><text:span text:style-name="T7">w</text:span><text:span text:style-name="T2">t</text:span></text:p>
          </draw:text-box>
        </draw:frame>
        <draw:frame draw:style-name="gr11" draw:text-style-name="P8" draw:layer="layout" svg:width="0.582cm" svg:height="0.502cm" svg:x="3.79cm" svg:y="8.796cm">
          <draw:text-box>
            <text:p text:style-name="P5"><text:span text:style-name="T7">w</text:span><text:span text:style-name="T2">t-1</text:span></text:p>
          </draw:text-box>
        </draw:frame>
        <draw:connector draw:style-name="gr10" draw:text-style-name="P3" draw:layer="layout" draw:type="line" svg:x1="1.988cm" svg:y1="4.315cm" svg:x2="2.492cm" svg:y2="4.658cm" draw:start-shape="id1" draw:start-glue-point="9" draw:end-shape="id4" draw:end-glue-point="5">
          <text:p text:style-name="P5"/>
        </draw:connector>
        <draw:custom-shape draw:style-name="gr12" draw:text-style-name="P3" draw:id="id1" draw:layer="layout" svg:width="0.38cm" svg:height="0.38cm" svg:x="1.664cm" svg:y="3.99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16" draw:layer="layout" svg:width="0.38cm" svg:height="0.38cm" svg:x="2.438cm" svg:y="7.07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2" draw:layer="layout" svg:width="0.38cm" svg:height="0.38cm" svg:x="2.438cm" svg:y="6.1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3" draw:layer="layout" svg:width="0.38cm" svg:height="0.38cm" svg:x="2.438cm" svg:y="5.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4" draw:layer="layout" svg:width="0.38cm" svg:height="0.38cm" svg:x="2.438cm" svg:y="4.60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0" draw:text-style-name="P3" draw:layer="layout" draw:type="line" svg:x1="4.319cm" svg:y1="4.793cm" svg:x2="8.438cm" svg:y2="4.793cm" draw:start-shape="id5" draw:start-glue-point="10" draw:end-shape="id6" draw:end-glue-point="6">
          <text:p text:style-name="P5"/>
        </draw:connector>
        <draw:connector draw:style-name="gr10" draw:text-style-name="P3" draw:layer="layout" draw:type="line" svg:x1="4.319cm" svg:y1="5.409cm" svg:x2="8.438cm" svg:y2="6.324cm" draw:start-shape="id7" draw:start-glue-point="10" draw:end-shape="id8" draw:end-glue-point="6">
          <text:p text:style-name="P5"/>
        </draw:connector>
        <draw:connector draw:style-name="gr10" draw:text-style-name="P3" draw:layer="layout" draw:type="line" svg:x1="4.319cm" svg:y1="6.324cm" svg:x2="8.438cm" svg:y2="7.265cm" draw:start-shape="id9" draw:start-glue-point="10" draw:end-shape="id10" draw:end-glue-point="6">
          <text:p text:style-name="P5"/>
        </draw:connector>
        <draw:connector draw:style-name="gr10" draw:text-style-name="P3" draw:layer="layout" draw:type="line" svg:x1="4.319cm" svg:y1="6.324cm" svg:x2="8.438cm" svg:y2="6.324cm" draw:start-shape="id9" draw:start-glue-point="10" draw:end-shape="id8" draw:end-glue-point="6">
          <text:p text:style-name="P5"/>
        </draw:connector>
        <draw:connector draw:style-name="gr10" draw:text-style-name="P3" draw:layer="layout" draw:type="line" svg:x1="4.319cm" svg:y1="5.409cm" svg:x2="8.438cm" svg:y2="7.265cm" draw:start-shape="id7" draw:start-glue-point="10" draw:end-shape="id10" draw:end-glue-point="6">
          <text:p text:style-name="P5"/>
        </draw:connector>
        <draw:connector draw:style-name="gr10" draw:text-style-name="P3" draw:layer="layout" draw:type="line" svg:x1="4.319cm" svg:y1="4.793cm" svg:x2="8.438cm" svg:y2="5.409cm" draw:start-shape="id5" draw:start-glue-point="10" draw:end-shape="id11" draw:end-glue-point="6">
          <text:p text:style-name="P5"/>
        </draw:connector>
        <draw:connector draw:style-name="gr10" draw:text-style-name="P3" draw:layer="layout" draw:type="line" svg:x1="4.319cm" svg:y1="7.265cm" svg:x2="8.438cm" svg:y2="7.265cm" draw:start-shape="id12" draw:start-glue-point="10" draw:end-shape="id10" draw:end-glue-point="6">
          <text:p text:style-name="P5"/>
        </draw:connector>
        <draw:connector draw:style-name="gr13" draw:text-style-name="P3" draw:layer="layout" draw:type="line" svg:x1="4.263cm" svg:y1="4.658cm" svg:x2="7.718cm" svg:y2="4.315cm" draw:start-shape="id5" draw:start-glue-point="11" draw:end-shape="id13" draw:end-glue-point="7">
          <text:p text:style-name="P5"/>
        </draw:connector>
        <draw:custom-shape draw:style-name="gr3" draw:text-style-name="P4" draw:layer="layout" svg:width="1.817cm" svg:height="1.679cm" svg:x="5.235cm" svg:y="0.242cm">
          <text:p text:style-name="P1"><text:span text:style-name="T3">Output stack c</text:span><text:span text:style-name="T2">t-1</text:span></text:p>
          <draw:enhanced-geometry svg:viewBox="0 0 21600 21600" draw:text-areas="800 800 20800 20800" draw:type="round-rectangular-callout" draw:modifiers="-12201.9801980198 5308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3" draw:layer="layout" draw:type="line" svg:x1="4.263cm" svg:y1="5.274cm" svg:x2="7.718cm" svg:y2="4.315cm" draw:start-shape="id7" draw:start-glue-point="11" draw:end-shape="id13" draw:end-glue-point="7">
          <text:p text:style-name="P5"/>
        </draw:connector>
        <draw:connector draw:style-name="gr13" draw:text-style-name="P3" draw:layer="layout" draw:type="line" svg:x1="4.263cm" svg:y1="6.189cm" svg:x2="7.718cm" svg:y2="4.315cm" draw:start-shape="id9" draw:start-glue-point="11" draw:end-shape="id13" draw:end-glue-point="7">
          <text:p text:style-name="P5"/>
        </draw:connector>
        <draw:connector draw:style-name="gr13" draw:text-style-name="P3" draw:layer="layout" draw:type="line" svg:x1="4.263cm" svg:y1="7.13cm" svg:x2="7.718cm" svg:y2="4.315cm" draw:start-shape="id12" draw:start-glue-point="11" draw:end-shape="id13" draw:end-glue-point="7">
          <text:p text:style-name="P5"/>
        </draw:connector>
        <draw:frame draw:style-name="gr6" draw:text-style-name="P6" draw:layer="layout" svg:width="1.272cm" svg:height="0.399cm" svg:x="0.005cm" svg:y="2.882cm">
          <draw:text-box>
            <text:p text:style-name="P5"><text:span text:style-name="T5"><text:s/></text:span><text:span text:style-name="T5">push </text:span></text:p>
          </draw:text-box>
        </draw:frame>
        <draw:custom-shape draw:style-name="gr12" draw:text-style-name="P3" draw:id="id17" draw:layer="layout" svg:width="0.38cm" svg:height="0.38cm" svg:x="1.964cm" svg:y="2.89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3" draw:text-style-name="P3" draw:layer="layout" draw:type="line" svg:x1="4.263cm" svg:y1="4.658cm" svg:x2="8.018cm" svg:y2="3.215cm" draw:start-shape="id5" draw:start-glue-point="11" draw:end-shape="id14" draw:end-glue-point="7">
          <text:p text:style-name="P5"/>
        </draw:connector>
        <draw:connector draw:style-name="gr13" draw:text-style-name="P3" draw:layer="layout" draw:type="line" svg:x1="4.263cm" svg:y1="5.274cm" svg:x2="8.018cm" svg:y2="3.215cm" draw:start-shape="id7" draw:start-glue-point="11" draw:end-shape="id14" draw:end-glue-point="7">
          <text:p text:style-name="P5"/>
        </draw:connector>
        <draw:connector draw:style-name="gr13" draw:text-style-name="P3" draw:layer="layout" draw:type="line" svg:x1="4.263cm" svg:y1="6.189cm" svg:x2="8.018cm" svg:y2="3.215cm" draw:start-shape="id9" draw:start-glue-point="11" draw:end-shape="id14" draw:end-glue-point="7">
          <text:p text:style-name="P5"/>
        </draw:connector>
        <draw:connector draw:style-name="gr13" draw:text-style-name="P3" draw:layer="layout" draw:type="line" svg:x1="4.263cm" svg:y1="7.13cm" svg:x2="8.018cm" svg:y2="3.215cm" draw:start-shape="id12" draw:start-glue-point="11" draw:end-shape="id14" draw:end-glue-point="7">
          <text:p text:style-name="P5"/>
        </draw:connector>
        <draw:connector draw:style-name="gr14" draw:text-style-name="P3" draw:layer="layout" draw:type="curve" svg:x1="4.128cm" svg:y1="7.456cm" svg:x2="4.128cm" svg:y2="7.892cm" draw:start-shape="id12" draw:start-glue-point="8" draw:end-shape="id15" draw:end-glue-point="4">
          <text:p text:style-name="P5"/>
        </draw:connector>
        <draw:custom-shape draw:style-name="gr12" draw:text-style-name="P3" draw:id="id12" draw:layer="layout" svg:width="0.38cm" svg:height="0.38cm" svg:x="3.939cm" svg:y="7.07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9" draw:layer="layout" svg:width="0.38cm" svg:height="0.38cm" svg:x="3.939cm" svg:y="6.1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7" draw:layer="layout" svg:width="0.38cm" svg:height="0.38cm" svg:x="3.939cm" svg:y="5.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5" draw:layer="layout" svg:width="0.38cm" svg:height="0.38cm" svg:x="3.939cm" svg:y="4.60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5" draw:layer="layout" svg:width="0.38cm" svg:height="0.38cm" svg:x="3.939cm" svg:y="7.89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text-style-name="P3" draw:layer="layout" draw:type="curve" draw:line-skew="0.326cm 0.326cm" svg:x1="3.993cm" svg:y1="5.544cm" svg:x2="4.128cm" svg:y2="7.076cm" draw:start-shape="id7" draw:start-glue-point="7" draw:end-shape="id12" draw:end-glue-point="4">
          <text:p text:style-name="P5"/>
        </draw:connector>
        <draw:connector draw:style-name="gr14" draw:text-style-name="P3" draw:layer="layout" draw:type="curve" draw:line-skew="0.128cm 0.705cm" svg:x1="3.993cm" svg:y1="4.928cm" svg:x2="4.128cm" svg:y2="7.076cm" draw:start-shape="id5" draw:start-glue-point="7" draw:end-shape="id12" draw:end-glue-point="4">
          <text:p text:style-name="P5"/>
        </draw:connector>
        <draw:connector draw:style-name="gr14" draw:text-style-name="P3" draw:layer="layout" draw:type="curve" svg:x1="4.128cm" svg:y1="6.515cm" svg:x2="4.128cm" svg:y2="7.076cm" draw:start-shape="id9" draw:start-glue-point="8" draw:end-shape="id12" draw:end-glue-point="4">
          <text:p text:style-name="P5"/>
        </draw:connector>
        <draw:connector draw:style-name="gr14" draw:text-style-name="P3" draw:layer="layout" draw:type="curve" draw:line-skew="-0.215cm 0.358cm" svg:x1="4.319cm" svg:y1="6.324cm" svg:x2="4.128cm" svg:y2="7.892cm" draw:start-shape="id9" draw:start-glue-point="10" draw:end-shape="id15" draw:end-glue-point="4">
          <text:p text:style-name="P5"/>
        </draw:connector>
        <draw:connector draw:style-name="gr14" draw:text-style-name="P3" draw:layer="layout" draw:type="curve" draw:line-skew="0.012cm 0.858cm" svg:x1="4.319cm" svg:y1="5.409cm" svg:x2="4.128cm" svg:y2="7.892cm" draw:start-shape="id7" draw:start-glue-point="10" draw:end-shape="id15" draw:end-glue-point="4">
          <text:p text:style-name="P5"/>
        </draw:connector>
        <draw:connector draw:style-name="gr14" draw:text-style-name="P3" draw:layer="layout" draw:type="curve" draw:line-skew="0.17cm 1.215cm" svg:x1="4.319cm" svg:y1="4.793cm" svg:x2="4.128cm" svg:y2="7.892cm" draw:start-shape="id5" draw:start-glue-point="10" draw:end-shape="id15" draw:end-glue-point="4">
          <text:p text:style-name="P5"/>
        </draw:connector>
        <draw:connector draw:style-name="gr10" draw:text-style-name="P3" draw:layer="layout" draw:type="line" svg:x1="1.988cm" svg:y1="4.315cm" svg:x2="2.492cm" svg:y2="7.13cm" draw:start-shape="id1" draw:start-glue-point="9" draw:end-shape="id16" draw:end-glue-point="5">
          <text:p text:style-name="P5"/>
        </draw:connector>
        <draw:connector draw:style-name="gr14" draw:text-style-name="P3" draw:layer="layout" draw:type="curve" svg:x1="4.128cm" svg:y1="5.6cm" svg:x2="4.128cm" svg:y2="6.135cm" draw:start-shape="id7" draw:start-glue-point="8" draw:end-shape="id9" draw:end-glue-point="4">
          <text:p text:style-name="P5"/>
        </draw:connector>
        <draw:connector draw:style-name="gr14" draw:text-style-name="P3" draw:layer="layout" draw:type="curve" draw:line-skew="0.403cm 1.82cm" svg:x1="3.993cm" svg:y1="4.928cm" svg:x2="4.128cm" svg:y2="6.135cm" draw:start-shape="id5" draw:start-glue-point="7" draw:end-shape="id9" draw:end-glue-point="4">
          <text:p text:style-name="P5"/>
        </draw:connector>
        <draw:connector draw:style-name="gr10" draw:text-style-name="P3" draw:layer="layout" draw:type="line" svg:x1="2.288cm" svg:y1="3.215cm" svg:x2="3.993cm" svg:y2="6.189cm" draw:start-shape="id17" draw:start-glue-point="9" draw:end-shape="id9" draw:end-glue-point="5">
          <text:p text:style-name="P5"/>
        </draw:connector>
        <draw:connector draw:style-name="gr10" draw:text-style-name="P3" draw:layer="layout" draw:type="line" svg:x1="2.288cm" svg:y1="3.215cm" svg:x2="3.993cm" svg:y2="5.274cm" draw:start-shape="id17" draw:start-glue-point="9" draw:end-shape="id7" draw:end-glue-point="5">
          <text:p text:style-name="P5"/>
        </draw:connector>
        <draw:connector draw:style-name="gr10" draw:text-style-name="P3" draw:layer="layout" draw:type="line" svg:x1="2.288cm" svg:y1="3.215cm" svg:x2="3.993cm" svg:y2="4.658cm" draw:start-shape="id17" draw:start-glue-point="9" draw:end-shape="id5" draw:end-glue-point="5">
          <text:p text:style-name="P5"/>
        </draw:connector>
        <draw:connector draw:style-name="gr10" draw:text-style-name="P3" draw:layer="layout" draw:type="line" svg:x1="2.818cm" svg:y1="4.793cm" svg:x2="3.939cm" svg:y2="4.793cm" draw:start-shape="id4" draw:start-glue-point="10" draw:end-shape="id5" draw:end-glue-point="6">
          <text:p text:style-name="P5"/>
        </draw:connector>
        <draw:connector draw:style-name="gr10" draw:text-style-name="P3" draw:layer="layout" draw:type="line" svg:x1="2.818cm" svg:y1="5.409cm" svg:x2="3.939cm" svg:y2="4.793cm" draw:start-shape="id3" draw:start-glue-point="10" draw:end-shape="id5" draw:end-glue-point="6">
          <text:p text:style-name="P5"/>
        </draw:connector>
        <draw:connector draw:style-name="gr10" draw:text-style-name="P3" draw:layer="layout" draw:type="line" svg:x1="2.818cm" svg:y1="5.409cm" svg:x2="3.939cm" svg:y2="5.409cm" draw:start-shape="id3" draw:start-glue-point="10" draw:end-shape="id7" draw:end-glue-point="6">
          <text:p text:style-name="P5"/>
        </draw:connector>
        <draw:connector draw:style-name="gr10" draw:text-style-name="P3" draw:layer="layout" draw:type="line" svg:x1="2.818cm" svg:y1="6.324cm" svg:x2="3.939cm" svg:y2="4.793cm" draw:start-shape="id2" draw:start-glue-point="10" draw:end-shape="id5" draw:end-glue-point="6">
          <text:p text:style-name="P5"/>
        </draw:connector>
        <draw:connector draw:style-name="gr10" draw:text-style-name="P3" draw:layer="layout" draw:type="line" svg:x1="2.818cm" svg:y1="6.324cm" svg:x2="3.939cm" svg:y2="5.409cm" draw:start-shape="id2" draw:start-glue-point="10" draw:end-shape="id7" draw:end-glue-point="6">
          <text:p text:style-name="P5"/>
        </draw:connector>
        <draw:connector draw:style-name="gr10" draw:text-style-name="P3" draw:layer="layout" draw:type="line" svg:x1="2.818cm" svg:y1="6.324cm" svg:x2="3.939cm" svg:y2="6.324cm" draw:start-shape="id2" draw:start-glue-point="10" draw:end-shape="id9" draw:end-glue-point="6">
          <text:p text:style-name="P5"/>
        </draw:connector>
        <draw:connector draw:style-name="gr10" draw:text-style-name="P3" draw:layer="layout" draw:type="line" svg:x1="2.818cm" svg:y1="7.265cm" svg:x2="3.939cm" svg:y2="5.409cm" draw:start-shape="id16" draw:start-glue-point="10" draw:end-shape="id7" draw:end-glue-point="6">
          <text:p text:style-name="P5"/>
        </draw:connector>
        <draw:connector draw:style-name="gr10" draw:text-style-name="P3" draw:layer="layout" draw:type="line" svg:x1="2.818cm" svg:y1="7.265cm" svg:x2="3.939cm" svg:y2="6.324cm" draw:start-shape="id16" draw:start-glue-point="10" draw:end-shape="id9" draw:end-glue-point="6">
          <text:p text:style-name="P5"/>
        </draw:connector>
        <draw:connector draw:style-name="gr10" draw:text-style-name="P3" draw:layer="layout" draw:type="line" svg:x1="2.818cm" svg:y1="7.265cm" svg:x2="3.939cm" svg:y2="7.265cm" draw:start-shape="id16" draw:start-glue-point="10" draw:end-shape="id12" draw:end-glue-point="6">
          <text:p text:style-name="P5"/>
        </draw:connector>
        <draw:connector draw:style-name="gr10" draw:text-style-name="P3" draw:layer="layout" draw:type="line" svg:x1="2.288cm" svg:y1="3.215cm" svg:x2="3.993cm" svg:y2="7.13cm" draw:start-shape="id17" draw:start-glue-point="9" draw:end-shape="id12" draw:end-glue-point="5">
          <text:p text:style-name="P5"/>
        </draw:connector>
        <draw:connector draw:style-name="gr10" draw:text-style-name="P3" draw:layer="layout" draw:type="line" svg:x1="7.988cm" svg:y1="4.315cm" svg:x2="8.492cm" svg:y2="6.189cm" draw:start-shape="id13" draw:start-glue-point="9" draw:end-shape="id8" draw:end-glue-point="5">
          <text:p text:style-name="P5"/>
        </draw:connector>
        <draw:connector draw:style-name="gr10" draw:text-style-name="P3" draw:layer="layout" draw:type="line" svg:x1="7.988cm" svg:y1="4.315cm" svg:x2="8.492cm" svg:y2="5.274cm" draw:start-shape="id13" draw:start-glue-point="9" draw:end-shape="id11" draw:end-glue-point="5">
          <text:p text:style-name="P5"/>
        </draw:connector>
        <draw:connector draw:style-name="gr10" draw:text-style-name="P3" draw:layer="layout" draw:type="line" svg:x1="7.988cm" svg:y1="4.315cm" svg:x2="8.492cm" svg:y2="4.658cm" draw:start-shape="id13" draw:start-glue-point="9" draw:end-shape="id6" draw:end-glue-point="5">
          <text:p text:style-name="P5"/>
        </draw:connector>
        <draw:custom-shape draw:style-name="gr12" draw:text-style-name="P3" draw:id="id13" draw:layer="layout" svg:width="0.38cm" svg:height="0.38cm" svg:x="7.664cm" svg:y="3.99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10" draw:layer="layout" svg:width="0.38cm" svg:height="0.38cm" svg:x="8.438cm" svg:y="7.07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8" draw:layer="layout" svg:width="0.38cm" svg:height="0.38cm" svg:x="8.438cm" svg:y="6.1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11" draw:layer="layout" svg:width="0.38cm" svg:height="0.38cm" svg:x="8.438cm" svg:y="5.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6" draw:layer="layout" svg:width="0.38cm" svg:height="0.38cm" svg:x="8.438cm" svg:y="4.60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14" draw:layer="layout" svg:width="0.38cm" svg:height="0.38cm" svg:x="7.964cm" svg:y="2.891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text-style-name="P3" draw:layer="layout" draw:type="curve" svg:x1="10.128cm" svg:y1="7.456cm" svg:x2="10.128cm" svg:y2="7.892cm" draw:start-shape="id18" draw:start-glue-point="8" draw:end-shape="id19" draw:end-glue-point="4">
          <text:p text:style-name="P5"/>
        </draw:connector>
        <draw:custom-shape draw:style-name="gr12" draw:text-style-name="P3" draw:id="id18" draw:layer="layout" svg:width="0.38cm" svg:height="0.38cm" svg:x="9.939cm" svg:y="7.076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22" draw:layer="layout" svg:width="0.38cm" svg:height="0.38cm" svg:x="9.939cm" svg:y="6.1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20" draw:layer="layout" svg:width="0.38cm" svg:height="0.38cm" svg:x="9.939cm" svg:y="5.2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3" draw:id="id21" draw:layer="layout" svg:width="0.38cm" svg:height="0.38cm" svg:x="9.939cm" svg:y="4.604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5" draw:text-style-name="P3" draw:id="id19" draw:layer="layout" svg:width="0.38cm" svg:height="0.38cm" svg:x="9.939cm" svg:y="7.892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4" draw:text-style-name="P3" draw:layer="layout" draw:type="curve" draw:line-skew="0.326cm 0.326cm" svg:x1="9.993cm" svg:y1="5.544cm" svg:x2="10.128cm" svg:y2="7.076cm" draw:start-shape="id20" draw:start-glue-point="7" draw:end-shape="id18" draw:end-glue-point="4">
          <text:p text:style-name="P5"/>
        </draw:connector>
        <draw:connector draw:style-name="gr14" draw:text-style-name="P3" draw:layer="layout" draw:type="curve" draw:line-skew="0.128cm 0.705cm" svg:x1="9.993cm" svg:y1="4.928cm" svg:x2="10.128cm" svg:y2="7.076cm" draw:start-shape="id21" draw:start-glue-point="7" draw:end-shape="id18" draw:end-glue-point="4">
          <text:p text:style-name="P5"/>
        </draw:connector>
        <draw:connector draw:style-name="gr14" draw:text-style-name="P3" draw:layer="layout" draw:type="curve" svg:x1="10.128cm" svg:y1="6.515cm" svg:x2="10.128cm" svg:y2="7.076cm" draw:start-shape="id22" draw:start-glue-point="8" draw:end-shape="id18" draw:end-glue-point="4">
          <text:p text:style-name="P5"/>
        </draw:connector>
        <draw:connector draw:style-name="gr14" draw:text-style-name="P3" draw:layer="layout" draw:type="curve" draw:line-skew="-0.215cm 0.358cm" svg:x1="10.319cm" svg:y1="6.324cm" svg:x2="10.128cm" svg:y2="7.892cm" draw:start-shape="id22" draw:start-glue-point="10" draw:end-shape="id19" draw:end-glue-point="4">
          <text:p text:style-name="P5"/>
        </draw:connector>
        <draw:connector draw:style-name="gr14" draw:text-style-name="P3" draw:layer="layout" draw:type="curve" draw:line-skew="0.012cm 0.858cm" svg:x1="10.319cm" svg:y1="5.409cm" svg:x2="10.128cm" svg:y2="7.892cm" draw:start-shape="id20" draw:start-glue-point="10" draw:end-shape="id19" draw:end-glue-point="4">
          <text:p text:style-name="P5"/>
        </draw:connector>
        <draw:connector draw:style-name="gr14" draw:text-style-name="P3" draw:layer="layout" draw:type="curve" draw:line-skew="0.17cm 1.215cm" svg:x1="10.319cm" svg:y1="4.793cm" svg:x2="10.128cm" svg:y2="7.892cm" draw:start-shape="id21" draw:start-glue-point="10" draw:end-shape="id19" draw:end-glue-point="4">
          <text:p text:style-name="P5"/>
        </draw:connector>
        <draw:connector draw:style-name="gr10" draw:text-style-name="P3" draw:layer="layout" draw:type="line" svg:x1="7.988cm" svg:y1="4.315cm" svg:x2="8.492cm" svg:y2="7.13cm" draw:start-shape="id13" draw:start-glue-point="9" draw:end-shape="id10" draw:end-glue-point="5">
          <text:p text:style-name="P5"/>
        </draw:connector>
        <draw:connector draw:style-name="gr14" draw:text-style-name="P3" draw:layer="layout" draw:type="curve" svg:x1="10.128cm" svg:y1="5.6cm" svg:x2="10.128cm" svg:y2="6.135cm" draw:start-shape="id20" draw:start-glue-point="8" draw:end-shape="id22" draw:end-glue-point="4">
          <text:p text:style-name="P5"/>
        </draw:connector>
        <draw:connector draw:style-name="gr14" draw:text-style-name="P3" draw:layer="layout" draw:type="curve" draw:line-skew="0.403cm 1.82cm" svg:x1="9.993cm" svg:y1="4.928cm" svg:x2="10.128cm" svg:y2="6.135cm" draw:start-shape="id21" draw:start-glue-point="7" draw:end-shape="id22" draw:end-glue-point="4">
          <text:p text:style-name="P5"/>
        </draw:connector>
        <draw:connector draw:style-name="gr10" draw:text-style-name="P3" draw:layer="layout" draw:type="line" svg:x1="8.288cm" svg:y1="3.215cm" svg:x2="9.993cm" svg:y2="6.189cm" draw:start-shape="id14" draw:start-glue-point="9" draw:end-shape="id22" draw:end-glue-point="5">
          <text:p text:style-name="P5"/>
        </draw:connector>
        <draw:connector draw:style-name="gr10" draw:text-style-name="P3" draw:layer="layout" draw:type="line" svg:x1="8.288cm" svg:y1="3.215cm" svg:x2="9.993cm" svg:y2="5.274cm" draw:start-shape="id14" draw:start-glue-point="9" draw:end-shape="id20" draw:end-glue-point="5">
          <text:p text:style-name="P5"/>
        </draw:connector>
        <draw:connector draw:style-name="gr10" draw:text-style-name="P3" draw:layer="layout" draw:type="line" svg:x1="8.288cm" svg:y1="3.215cm" svg:x2="9.993cm" svg:y2="4.658cm" draw:start-shape="id14" draw:start-glue-point="9" draw:end-shape="id21" draw:end-glue-point="5">
          <text:p text:style-name="P5"/>
        </draw:connector>
        <draw:connector draw:style-name="gr10" draw:text-style-name="P3" draw:layer="layout" draw:type="line" svg:x1="8.818cm" svg:y1="4.793cm" svg:x2="9.939cm" svg:y2="4.793cm" draw:start-shape="id6" draw:start-glue-point="10" draw:end-shape="id21" draw:end-glue-point="6">
          <text:p text:style-name="P5"/>
        </draw:connector>
        <draw:connector draw:style-name="gr10" draw:text-style-name="P3" draw:layer="layout" draw:type="line" svg:x1="8.818cm" svg:y1="5.409cm" svg:x2="9.939cm" svg:y2="4.793cm" draw:start-shape="id11" draw:start-glue-point="10" draw:end-shape="id21" draw:end-glue-point="6">
          <text:p text:style-name="P5"/>
        </draw:connector>
        <draw:connector draw:style-name="gr10" draw:text-style-name="P3" draw:layer="layout" draw:type="line" svg:x1="8.818cm" svg:y1="5.409cm" svg:x2="9.939cm" svg:y2="5.409cm" draw:start-shape="id11" draw:start-glue-point="10" draw:end-shape="id20" draw:end-glue-point="6">
          <text:p text:style-name="P5"/>
        </draw:connector>
        <draw:connector draw:style-name="gr10" draw:text-style-name="P3" draw:layer="layout" draw:type="line" svg:x1="8.818cm" svg:y1="6.324cm" svg:x2="9.939cm" svg:y2="4.793cm" draw:start-shape="id8" draw:start-glue-point="10" draw:end-shape="id21" draw:end-glue-point="6">
          <text:p text:style-name="P5"/>
        </draw:connector>
        <draw:connector draw:style-name="gr10" draw:text-style-name="P3" draw:layer="layout" draw:type="line" svg:x1="8.818cm" svg:y1="6.324cm" svg:x2="9.939cm" svg:y2="5.409cm" draw:start-shape="id8" draw:start-glue-point="10" draw:end-shape="id20" draw:end-glue-point="6">
          <text:p text:style-name="P5"/>
        </draw:connector>
        <draw:connector draw:style-name="gr10" draw:text-style-name="P3" draw:layer="layout" draw:type="line" svg:x1="8.818cm" svg:y1="6.324cm" svg:x2="9.939cm" svg:y2="6.324cm" draw:start-shape="id8" draw:start-glue-point="10" draw:end-shape="id22" draw:end-glue-point="6">
          <text:p text:style-name="P5"/>
        </draw:connector>
        <draw:connector draw:style-name="gr10" draw:text-style-name="P3" draw:layer="layout" draw:type="line" svg:x1="8.818cm" svg:y1="7.265cm" svg:x2="9.939cm" svg:y2="5.409cm" draw:start-shape="id10" draw:start-glue-point="10" draw:end-shape="id20" draw:end-glue-point="6">
          <text:p text:style-name="P5"/>
        </draw:connector>
        <draw:connector draw:style-name="gr10" draw:text-style-name="P3" draw:layer="layout" draw:type="line" svg:x1="8.818cm" svg:y1="7.265cm" svg:x2="9.939cm" svg:y2="6.324cm" draw:start-shape="id10" draw:start-glue-point="10" draw:end-shape="id22" draw:end-glue-point="6">
          <text:p text:style-name="P5"/>
        </draw:connector>
        <draw:connector draw:style-name="gr10" draw:text-style-name="P3" draw:layer="layout" draw:type="line" svg:x1="8.818cm" svg:y1="7.265cm" svg:x2="9.939cm" svg:y2="7.265cm" draw:start-shape="id10" draw:start-glue-point="10" draw:end-shape="id18" draw:end-glue-point="6">
          <text:p text:style-name="P5"/>
        </draw:connector>
        <draw:connector draw:style-name="gr10" draw:text-style-name="P3" draw:layer="layout" draw:type="line" svg:x1="8.288cm" svg:y1="3.215cm" svg:x2="9.993cm" svg:y2="7.13cm" draw:start-shape="id14" draw:start-glue-point="9" draw:end-shape="id18" draw:end-glue-point="5">
          <text:p text:style-name="P5"/>
        </draw:connector>
        <draw:connector draw:style-name="gr10" draw:text-style-name="P3" draw:layer="layout" draw:type="line" svg:x1="4.319cm" svg:y1="4.793cm" svg:x2="8.438cm" svg:y2="7.265cm" draw:start-shape="id5" draw:start-glue-point="10" draw:end-shape="id10" draw:end-glue-point="6">
          <text:p text:style-name="P5"/>
        </draw:connector>
        <draw:connector draw:style-name="gr10" draw:text-style-name="P3" draw:layer="layout" draw:type="line" svg:x1="4.319cm" svg:y1="5.409cm" svg:x2="8.438cm" svg:y2="5.409cm" draw:start-shape="id7" draw:start-glue-point="10" draw:end-shape="id11" draw:end-glue-point="6">
          <text:p text:style-name="P5"/>
        </draw:connector>
        <draw:connector draw:style-name="gr10" draw:text-style-name="P3" draw:layer="layout" draw:type="line" svg:x1="4.319cm" svg:y1="4.793cm" svg:x2="8.438cm" svg:y2="6.324cm" draw:start-shape="id5" draw:start-glue-point="10" draw:end-shape="id8" draw:end-glue-point="6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2cm" fo:page-height="10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7-01-11T20:58:59</dc:date>
    <dc:language>en-US</dc:language>
    <meta:editing-cycles>50</meta:editing-cycles>
    <meta:editing-duration>PT8H47M12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